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f6f5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d6243" officeooo:paragraph-rsid="001d6243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990e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f2460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550a4" style:font-name-asian="OzHandicraft BT" style:font-size-asian="14pt" style:font-name-complex="OzHandicraft BT" style:font-size-complex="14pt"/>
    </style:style>
    <style:style style:name="P16" style:family="paragraph">
      <style:paragraph-properties fo:text-align="center"/>
    </style:style>
    <style:style style:name="P17" style:family="paragraph">
      <loext:graphic-properties draw:fill-color="#ff3333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d6243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officeooo:rsid="0017f6f5"/>
    </style:style>
    <style:style style:name="T12" style:family="text">
      <style:text-properties officeooo:rsid="001d6243"/>
    </style:style>
    <style:style style:name="T13" style:family="text">
      <style:text-properties officeooo:rsid="001f2460"/>
    </style:style>
    <style:style style:name="T14" style:family="text">
      <style:text-properties officeooo:rsid="00281d98"/>
    </style:style>
    <style:style style:name="T15" style:family="text">
      <style:text-properties officeooo:rsid="0030429a"/>
    </style:style>
    <style:style style:name="T16" style:family="text">
      <style:text-properties officeooo:rsid="0033c057"/>
    </style:style>
    <style:style style:name="T17" style:family="text">
      <style:text-properties officeooo:rsid="0034dd9a"/>
    </style:style>
    <style:style style:name="T18" style:family="text">
      <style:text-properties officeooo:rsid="0035fcd2"/>
    </style:style>
    <style:style style:name="T19" style:family="text">
      <style:text-properties officeooo:rsid="00392f4f"/>
    </style:style>
    <style:style style:name="T20" style:family="text">
      <style:text-properties officeooo:rsid="0039578a"/>
    </style:style>
    <style:style style:name="T21" style:family="text">
      <style:text-properties officeooo:rsid="003a7789"/>
    </style:style>
    <style:style style:name="T22" style:family="text">
      <style:text-properties officeooo:rsid="003dbf9c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GraphicFrame_5f_1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3"/>
      <text:p text:style-name="P2"/>
      <text:p text:style-name="P2"/>
      <text:p text:style-name="P3"/>
      <text:p text:style-name="P4"><draw:frame draw:style-name="fr3" draw:name="Object1" text:anchor-type="paragraph" svg:x="13.425cm" svg:y="0.427cm" svg:width="6.279cm" svg:height="11.294cm" draw:z-index="6"><draw:object xlink:href="./Object 2" xlink:type="simple" xlink:show="embed" xlink:actuate="onLoad"/><draw:image xlink:href="./ObjectReplacements/Object 2" xlink:type="simple" xlink:show="embed" xlink:actuate="onLoad"/><svg:desc>OLE-object</svg:desc></draw:frame>Beer Name: <text:s text:c="4"/><text:span text:style-name="T12">TKK</text:span> <text:s text:c="60"/></text:p>
      <text:p text:style-name="P4">Brew Date: <text:s text:c="3"/><text:span text:style-name="T15">Apr 14’20</text:span> <text:s text:c="65"/></text:p>
      <text:p text:style-name="P1"><text:span text:style-name="T4">Batch Size:</text:span><text:span text:style-name="T8"> 10 gal</text:span><text:span text:style-name="T4"><text:tab/><text:tab/><text:tab/></text:span></text:p>
      <text:p text:style-name="P1"><text:span text:style-name="T4">Target OG/◦P: <text:s text:c="3"/></text:span><text:span text:style-name="T5">1.058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1" draw:style-name="gr1" draw:text-style-name="P16" svg:x1="1.543cm" svg:y1="0.624cm" svg:x2="1.622cm" svg:y2="6.577cm"><text:p/></draw:line><draw:line text:anchor-type="paragraph" draw:z-index="2" draw:style-name="gr1" draw:text-style-name="P16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7"><draw:line text:anchor-type="paragraph" draw:z-index="4" draw:style-name="gr1" draw:text-style-name="P16" svg:x1="7.497cm" svg:y1="0.564cm" svg:x2="7.576cm" svg:y2="4.004cm"><text:p/></draw:line>15 <text:s text:c="9"/># <text:s text:c="4"/>Pale</text:p>
      <text:p text:style-name="P7">2 <text:s text:c="10"/># <text:s text:c="5"/>Wheat</text:p>
      <text:p text:style-name="P7"><draw:custom-shape text:anchor-type="paragraph" draw:z-index="7" draw:style-name="gr2" draw:text-style-name="P17" svg:width="0.586cm" svg:height="0.532cm" svg:x="17.12cm" svg:y="0.3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.25 <text:s text:c="4"/># <text:s text:c="7"/>Crystal 60/80</text:p>
      <text:p text:style-name="P7">1.65 <text:s text:c="4"/># <text:s text:c="7"/>Cara- pils</text:p>
      <text:p text:style-name="P7">.22 <text:s text:c="7"/># <text:s text:c="6"/>Roasted Barley</text:p>
      <text:p text:style-name="P7">2 <text:s text:c="11"/># <text:s text:c="5"/>grated potatoes (cooked)</text:p>
      <text:p text:style-name="P4"/>
      <text:p text:style-name="P4"/>
      <text:p text:style-name="P4"/>
      <text:p text:style-name="P4"/>
      <text:p text:style-name="P4"/>
      <text:p text:style-name="P4"/>
      <text:p text:style-name="P4">Qt <text:s/>oz/g <text:s text:c="2"/>Hop/Seasoning <text:s text:c="14"/><text:span text:style-name="T11">Time:</text:span></text:p>
      <text:p text:style-name="P6"><draw:line text:anchor-type="paragraph" draw:z-index="3" draw:style-name="gr1" draw:text-style-name="P16" svg:x1="2.549cm" svg:y1="0.012cm" svg:x2="2.628cm" svg:y2="3.452cm"><text:p/></draw:line><text:s/><text:span text:style-name="T12">72 <text:s text:c="3"/>g <text:s text:c="9"/>Goldings <text:s text:c="13"/>60 min</text:span></text:p>
      <text:p text:style-name="P6"><text:s text:c="2"/><text:span text:style-name="T12">56 <text:s text:c="2"/>g <text:s text:c="9"/>Fuggles <text:s text:c="14"/>30 min</text:span></text:p>
      <text:p text:style-name="P6"><text:s text:c="2"/><text:span text:style-name="T12">56 <text:s text:c="2"/>g <text:s text:c="9"/>Willlamette <text:s text:c="9"/>15 min </text:span></text:p>
      <text:p text:style-name="P6"/>
      <text:p text:style-name="P6"/>
      <text:p text:style-name="P1"/>
      <text:p text:style-name="P1"/>
      <text:p text:style-name="P5"><text:s text:c="794"/></text:p>
      <text:p text:style-name="P5"/>
      <text:p text:style-name="P9">Stage <text:s text:c="13"/>Date <text:s text:c="17"/></text:p>
      <text:p text:style-name="P8">Primary: <text:s text:c="3"/></text:p>
      <text:p text:style-name="P8">Racked:<text:tab/> <text:tab/><text:tab/><text:tab/><text:tab/><text:tab/></text:p>
      <text:p text:style-name="P8">Bottled:<text:tab/> <text:tab/><text:tab/><text:tab/><text:tab/><text:tab/></text:p>
      <text:p text:style-name="P8">Kegged: <text:s text:c="4"/></text:p>
      <text:p text:style-name="P8">Re-Kegged:</text:p>
      <text:p text:style-name="P1"><text:span text:style-name="T7">Purged:</text:span><text:span text:style-name="T3"><text:tab/><text:tab/><text:tab/><text:tab/><text:tab/><text:tab/>Charged:</text:span></text:p>
      <text:p text:style-name="P8"/>
      <text:p text:style-name="P8"><draw:frame draw:style-name="fr2" draw:name="Object2" text:anchor-type="paragraph" svg:x="9.162cm" svg:y="-0.318cm" svg:width="11.788cm" svg:height="8.999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8">Start Time: <text:span text:style-name="T16">7am</text:span></text:p>
      <text:p text:style-name="P8">Fill mash tun: <text:tab/></text:p>
      <text:p text:style-name="P8">Fill sparge kettle:<text:tab/><text:tab/><text:tab/><text:tab/></text:p>
      <text:p text:style-name="P8">Fire burners: <text:span text:style-name="T16">7</text:span>am</text:p>
      <text:p text:style-name="P15">Heat Mash Tun : Target Temp: <text:span text:style-name="T9">66-68</text:span> </text:p>
      <text:p text:style-name="P8">Heat Sparge Kettle: Target Temp: <text:span text:style-name="T9">75</text:span></text:p>
      <text:p text:style-name="P8">Target Temp (Mash): <text:span text:style-name="T9">66-68</text:span></text:p>
      <text:p text:style-name="P8">Grind grain: <text:s text:c="3"/><text:span text:style-name="T16">7:30am</text:span></text:p>
      <text:p text:style-name="P8">Strike Temp: <text:span text:style-name="T13">68</text:span></text:p>
      <text:p text:style-name="P12">Mash in: <text:span text:style-name="T17">63.6</text:span></text:p>
      <text:p text:style-name="P8">Mash: Duration: <text:s text:c="3"/><text:span text:style-name="T10">90 </text:span>minutes <text:s text:c="7"/></text:p>
      <text:p text:style-name="P8">Start: <text:span text:style-name="T17">8:05</text:span> <text:s text:c="3"/>Finish: <text:span text:style-name="T17">9:35</text:span></text:p>
      <text:p text:style-name="P8">Heat (to deactivate enzymes)<text:tab/><text:tab/></text:p>
      <text:p text:style-name="P10">Target Temp: <text:s text:c="3"/></text:p>
      <text:p text:style-name="P10">Start: <text:span text:style-name="T17">9:35</text:span> <text:s text:c="5"/>Finish: <text:s/><text:span text:style-name="T18">9:55</text:span> <text:s/></text:p>
      <text:p text:style-name="P8">Heat Sparge H20 (Target175◦) <text:s text:c="7"/></text:p>
      <text:p text:style-name="P8">Sparge: Start: <text:s/><text:span text:style-name="T18">9:58</text:span> <text:s text:c="3"/>Finish: <text:s/><text:span text:style-name="T19">10:25</text:span></text:p>
      <text:p text:style-name="P8">Wort collected: <text:s text:c="2"/><text:span text:style-name="T19">full kettle</text:span></text:p>
      <text:p text:style-name="P8">Boil : Burner On: <text:span text:style-name="T18">10am</text:span> <text:s text:c="3"/>Rolling Boil: <text:s/><text:span text:style-name="T20">10:45</text:span> </text:p>
      <text:p text:style-name="P11">Duration: 90 min <text:s/>Start: <text:span text:style-name="T20">10:50</text:span> <text:s text:c="4"/>Finish: <text:span text:style-name="T20">12:20</text:span></text:p>
      <text:p text:style-name="P8">Hops In: <text:span text:style-name="T21">11:20</text:span> <text:s/>Hops In:<text:span text:style-name="T21">11:50</text:span> <text:span text:style-name="T9">Whirflock in:12:04</text:span> Hops in :<text:span text:style-name="T21">12:05</text:span> <text:s text:c="7"/></text:p>
      <text:p text:style-name="P8">Burner Off: <text:span text:style-name="T21">12:20</text:span></text:p>
      <text:p text:style-name="P8">Rest 15 min <text:s text:c="7"/></text:p>
      <text:p text:style-name="P8">Pump and chill: <text:s text:c="4"/>Start: <text:span text:style-name="T21">12:35</text:span> <text:s text:c="4"/>Finish: <text:span text:style-name="T22">12:55</text:span></text:p>
      <text:p text:style-name="P8">OG : <text:s text:c="2"/><text:span text:style-name="T22">1.055</text:span></text:p>
      <text:p text:style-name="P8">Yeast: <text:span text:style-name="T14">nottingham</text:span></text:p>
      <text:p text:style-name="P8">Irish Mo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4T12:59:43.948112446</dc:date>
    <meta:editing-duration>PT7H45M46S</meta:editing-duration>
    <meta:editing-cycles>33</meta:editing-cycles>
    <meta:printed-by>peter helmer</meta:printed-by>
    <meta:print-date>2017-10-22T18:33:16.50</meta:print-date>
    <meta:document-statistic meta:table-count="0" meta:image-count="0" meta:object-count="3" meta:page-count="2" meta:paragraph-count="51" meta:word-count="182" meta:character-count="2311" meta:non-whitespace-character-count="8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87cm" svg:height="8.999cm" xlink:href="." xlink:type="simple" chart:class="chart:line" chart:style-name="ch1">
        <chart:title svg:x="4.317cm" svg:y="0.315cm" chart:style-name="ch2">
          <text:p>TKK Apr 14'20</text:p>
        </chart:title>
        <chart:legend chart:legend-position="end" svg:x="9.088cm" svg:y="3.693cm" style:legend-expansion="high" chart:style-name="ch3"/>
        <chart:plot-area chart:style-name="ch4" chart:data-source-has-labels="both" svg:x="0.754cm" svg:y="1.297cm" svg:width="8.666cm" svg:height="6.773cm">
          <chartooo:coordinate-region svg:x="1.616cm" svg:y="1.5cm" svg:width="7.804cm" svg:height="5.318cm"/>
          <chart:axis chart:dimension="x" chart:name="primary-x" chart:style-name="ch5" chartooo:axis-type="auto">
            <chartooo:date-scale/>
            <chart:title svg:x="4.744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5.5">
                <text:p>75.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3">
                <text:p>73</text:p>
              </table:table-cell>
              <table:table-cell office:value-type="float" office:value="63.6">
                <text:p>63.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6.1">
                <text:p>66.1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67.8">
                <text:p>67.8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  <table:table-cell office:value-type="float" office:value="68.6">
                <text:p>68.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68.6">
                <text:p>68.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68.3">
                <text:p>68.3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67.9">
                <text:p>67.9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68.1">
                <text:p>68.1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68.1">
                <text:p>68.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72.8">
                <text:p>72.8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75.5">
                <text:p>7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